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Helvetica, Arial, sans-serif" svg:font-family="Helvetica, Arial, sans-serif"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Arial, sans-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Calibri"/>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widows="2" fo:orphans="2" fo:break-before="page" fo:text-indent="0.4923in"/>
      <style:text-properties style:font-name="Calibri" style:font-name-complex="Calibri"/>
    </style:style>
    <style:style style:name="P2" style:parent-style-name="Standard" style:family="paragraph">
      <style:paragraph-properties fo:widows="2" fo:orphans="2"/>
      <style:text-properties style:font-name="Calibri" style:font-name-complex="Calibri"/>
    </style:style>
    <style:style style:name="P3" style:parent-style-name="Standard" style:family="paragraph">
      <style:paragraph-properties fo:widows="2" fo:orphans="2"/>
      <style:text-properties style:font-name="Calibri" style:font-name-complex="Calibri" fo:font-weight="bold" style:font-weight-asian="bold" style:text-underline-type="single" style:text-underline-style="solid" style:text-underline-width="auto" style:text-underline-mode="continuous"/>
    </style:style>
    <style:style style:name="P4" style:parent-style-name="Standard" style:list-style-name="LFO1" style:family="paragraph">
      <style:paragraph-properties fo:widows="2" fo:orphans="2"/>
    </style:style>
    <style:style style:name="T5" style:parent-style-name="Policepardéfaut" style:family="text">
      <style:text-properties style:font-name="Calibri" style:font-name-complex="Calibri" fo:font-weight="bold" style:font-weight-asian="bold"/>
    </style:style>
    <style:style style:name="T6" style:parent-style-name="Policepardéfaut" style:family="text">
      <style:text-properties style:font-name="Calibri" style:font-name-complex="Calibri"/>
    </style:style>
    <style:style style:name="T7" style:parent-style-name="Policepardéfaut" style:family="text">
      <style:text-properties style:font-name="Calibri" style:font-name-complex="Calibri"/>
    </style:style>
    <style:style style:name="P8" style:parent-style-name="Standard" style:family="paragraph">
      <style:paragraph-properties fo:widows="2" fo:orphans="2"/>
      <style:text-properties style:font-name="Calibri" style:font-name-complex="Calibri"/>
    </style:style>
    <style:style style:name="P9" style:parent-style-name="Standard" style:list-style-name="LFO2" style:family="paragraph">
      <style:paragraph-properties fo:widows="2" fo:orphans="2"/>
      <style:text-properties style:font-name="Calibri" style:font-name-complex="Calibri"/>
    </style:style>
    <style:style style:name="P10" style:parent-style-name="Standard" style:list-style-name="LFO2" style:family="paragraph">
      <style:paragraph-properties fo:widows="2" fo:orphans="2"/>
      <style:text-properties style:font-name="Calibri" style:font-name-complex="Calibri"/>
    </style:style>
    <style:style style:name="P11" style:parent-style-name="Standard" style:list-style-name="LFO2" style:family="paragraph">
      <style:paragraph-properties fo:widows="2" fo:orphans="2"/>
      <style:text-properties style:font-name="Calibri" style:font-name-complex="Calibri"/>
    </style:style>
    <style:style style:name="P12" style:parent-style-name="Standard" style:list-style-name="LFO2" style:family="paragraph">
      <style:paragraph-properties fo:widows="2" fo:orphans="2"/>
      <style:text-properties style:font-name="Calibri" style:font-name-complex="Calibri"/>
    </style:style>
    <style:style style:name="P13" style:parent-style-name="Standard" style:family="paragraph">
      <style:paragraph-properties fo:widows="2" fo:orphans="2"/>
      <style:text-properties style:font-name="Calibri" style:font-name-complex="Calibri"/>
    </style:style>
    <style:style style:name="P14" style:parent-style-name="Standard" style:family="paragraph">
      <style:paragraph-properties fo:widows="2" fo:orphans="2"/>
      <style:text-properties style:font-name="Calibri" style:font-name-complex="Calibri"/>
    </style:style>
    <style:style style:name="P15" style:parent-style-name="Standard" style:list-style-name="LFO1" style:family="paragraph">
      <style:paragraph-properties fo:widows="2" fo:orphans="2"/>
      <style:text-properties style:font-name="Calibri" style:font-name-complex="Calibri" fo:font-weight="bold" style:font-weight-asian="bold"/>
    </style:style>
    <style:style style:name="P16" style:parent-style-name="Standard" style:family="paragraph">
      <style:paragraph-properties fo:widows="2" fo:orphans="2" fo:margin-left="0.5in">
        <style:tab-stops/>
      </style:paragraph-properties>
      <style:text-properties style:font-name="Calibri" style:font-name-complex="Calibri"/>
    </style:style>
    <style:style style:name="P17" style:parent-style-name="Standard" style:list-style-name="LFO2" style:family="paragraph">
      <style:paragraph-properties fo:widows="2" fo:orphans="2"/>
      <style:text-properties style:font-name="Calibri" style:font-name-complex="Calibri"/>
    </style:style>
    <style:style style:name="P18" style:parent-style-name="Standard" style:list-style-name="LFO2" style:family="paragraph">
      <style:paragraph-properties fo:widows="2" fo:orphans="2"/>
      <style:text-properties style:font-name="Calibri" style:font-name-complex="Calibri"/>
    </style:style>
    <style:style style:name="P19" style:parent-style-name="Standard" style:list-style-name="LFO2" style:family="paragraph">
      <style:paragraph-properties fo:widows="2" fo:orphans="2"/>
    </style:style>
    <style:style style:name="T20" style:parent-style-name="Policepardéfaut" style:family="text">
      <style:text-properties style:font-name="Calibri" style:font-name-complex="Calibri"/>
    </style:style>
    <style:style style:name="T21" style:parent-style-name="Policepardéfaut" style:family="text">
      <style:text-properties style:font-name="Calibri" style:font-name-complex="Calibri"/>
    </style:style>
    <style:style style:name="T22" style:parent-style-name="Policepardéfaut" style:family="text">
      <style:text-properties style:font-name="Calibri" style:font-name-complex="Calibri"/>
    </style:style>
    <style:style style:name="T23" style:parent-style-name="Policepardéfaut" style:family="text">
      <style:text-properties style:font-name="Calibri" style:font-name-complex="Calibri"/>
    </style:style>
  </office:automatic-styles>
  <office:body>
    <office:text text:use-soft-page-breaks="true">
      <text:p text:style-name="P1">Este atentado que representa el mas asesino de la historia de Europa, y mientras que la ETA sigue existiendo, hace entrar de nuevo Espana en una guerra total contra el terrorismo. Pero<text:s/>Espana tiene experiencia en este tema. Jean-Paul Laborde, director ejecutivo fracès del comité contra el terrorismo de las Naciones Unidas decía “Para luchat contra el Yihadismo es important tomar ejemplo sobre la manera en que Espana luchò contra el terrorismo”. Con maneras distintas y muchos instrumentos, el gobierno español consiguió acabar con el terrorismo vasco. Pero hoy, y además con la subida des Estado Islamico, la amenaza yihadista es muy diferente. La cuestión de la efectividad del dispositivo legislativo y de las medidas antiterroristas à la disposición del gobierno español es mas que nunca fundamental. Esta situación puede conducir a preguntarnos sobre la cuestión siguiente: ¿como la experiencia del terrorismo vasco permite a espana luchar contra la amenaza del terrorismo islámico?<text:s/></text:p>
      <text:p text:style-name="P2"/>
      <text:p text:style-name="P3">II- España frente a nueva cara del terrorismo mundial: el terrorismo islámico</text:p>
      <text:list text:style-name="LFO1" text:continue-numbering="true">
        <text:list-item>
          <text:p text:style-name="P4"><text:span text:style-name="T5">Terrorismo yihadista en España: amenaza directa y total<text:s/></text:span><text:span text:style-name="T6">Vamos a ver de que manera el terrorismo de la ETA ha influanca Espana con su prot</text:span><text:span text:style-name="T7">ección en contra del terrorismo yihadisto.</text:span></text:p>
        </text:list-item>
      </text:list>
      <text:p text:style-name="P8"/>
      <text:list text:style-name="LFO2" text:continue-numbering="true">
        <text:list-item>
          <text:p text:style-name="P9">El terrorismo yihadisto se implanta en Espana en los anos 1990 (mil nove-ciento noventa?)durante la guerra civil en Argelia. Los gurops GIA y FIS transfieren sus infraestructuras en una basa en Europea y por encima es Espana. Esta implantacion conduce a las primeras detenciones en los 1997.</text:p>
        </text:list-item>
        <text:list-item>
          <text:p text:style-name="P10">EL real peligro empezó en los anos dos mil porque espana hace parte de los países que participaron a la guerra en Iraq. Despuès de esta participación, Espana, como todos los países de la fuerza de ocupacion (Polonia, Reino Unido, Italia…) fue amenazado para Ben Laden: esto condujo à las ataques de 2004 que hicieron 191 muertes. Sin embargo, no fue el primero país occidental tocado: los Estados Unidos en 2001 fueron atacados. Los<text:s/>ataques de Nueva York mataron mas de 3000 victimas. En Europa, Londres fue golpeado en 2005. Esto continua hoy con ataques en Francia y Belgica.</text:p>
        </text:list-item>
        <text:list-item>
          <text:p text:style-name="P11">Una otra justificación tiende a decir que hay una voluntad de recuperar Espana que era una parte del Imperio Morro en los años 700: el Al Andalus. (Introduir notion de Dar Al islam.</text:p>
        </text:list-item>
        <text:list-item>
          <text:p text:style-name="P12">Los terroristas yihadistas utilizan los mismos medios de terror que los independistas vascos de ETA. Se puede notar el uso de bombas, carros-bombas, ataques en los transportes... <text:s/>Permitio a Espana de calcar la lucha anti-terrorista de la que utilizo para luchar contra ETA. Pero la naturaleza del terrorismo Yihadista obliga Espana a fortalecer este dispositivo con nuevas medidas.</text:p>
        </text:list-item>
      </text:list>
      <text:p text:style-name="P13"/>
      <text:p text:style-name="P14"/>
      <text:list text:style-name="LFO1" text:continue-numbering="true">
        <text:list-item>
          <text:p text:style-name="P15"><text:s/>La experiencia española con la ETA al servicio de la lucha contra el terrorismo islámico.</text:p>
        </text:list-item>
      </text:list>
      <text:p text:style-name="P16"/>
      <text:list text:style-name="LFO2" text:continue-numbering="true">
        <text:list-item>
          <text:p text:style-name="P17">Entre 2005 et 2006, el presupuesto por la investigacion aumento de 18 millónes de euros. En España, sin embargo, no se ha hecho un gran cambio significativo con leyes especiales: los derechos y libertades no fueron atacados por luchar contra el terrorismo. Efectivamente en muchos casos, la lucha anti-terrorista puede conducir la sociedad a eligir entre Libertad o Seguridad. El dispositivo se fortalece en marzo 2015 con la adopción de un plano de prevención y protección antiterrorista con medidas como la protección de las infraestructuras estratégicas. Ademas, el gobierno a confiado a la Guardia Civil la lucha contra del trafico de las armas que alimenta el terrorismo. Estos medidas se fortalecen en 2010 con el regreso de<text:s/>la derecha al poder: en efecto, se creo en 2014 un centro de información contra el terrorismo y el crimen organizado. Por fin, con las ataques parisienas<text:s/><text:soft-page-break/>de enero de 2015, un plano estratégico nacional de lucha contra la radicalización se ha establecido.</text:p>
        </text:list-item>
        <text:list-item>
          <text:p text:style-name="P18">Con la experiencia de la ETA, Espana tiene “un paso por delante” y tiene conocimientos en esta cuestion de terrorismo que no tienen los otros paises. Y algunos paises se inspiran directamente en el modelo espanol. Es el caso del G5 Sahel después del ataque<text:s/>de Ouagadougou en 2016: los paises africanos de la provincia del Sahel tomaron ejemplo en la lucha antiterrorista espanola contra ETA para adoptar medidas en su guerra contra Boko Haram.</text:p>
        </text:list-item>
        <text:list-item>
          <text:p text:style-name="P19"><text:span text:style-name="T20">Por Jean-François Mayer, fundador del instituto religioscope de Fribu</text:span><text:span text:style-name="T21">rgo en Suiza, los terroristas deben ir en cárcel: se fundó sobre experiencia español con ETA por hacer misma experiencia con yihadistos<text:s/></text:span><text:span text:style-name="T22"> España de esta manera se las arregla para renunciar a la violencia más de 400 personas - De más, España tiene partido<text:s/></text:span><text:span text:style-name="T23">a la coalición mundial en contra de Daesh: parece ser une baza mayor.</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Helvetica, Arial, sans-serif" svg:font-family="Helvetica, Arial, sans-serif"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Helvetica, Arial, sans-serif" fo:color="#4B4F56"/>
    </style:style>
    <style:style style:name="WW_CharLFO2LVL1" style:family="text">
      <style:text-properties style:font-name="Helvetica, Arial, sans-serif" style:font-name-asian="SimSun" style:font-name-complex="Mangal" fo:color="#4B4F56"/>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SimSu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Arial, sans-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Calibri"/>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amille Desdoits</meta:initial-creator>
    <dc:creator>francois1 guergadic</dc:creator>
    <meta:creation-date>2016-11-25T14:32:00Z</meta:creation-date>
    <dc:date>2016-11-25T14:32:00Z</dc:date>
    <meta:template xlink:href="Normal.dotm" xlink:type="simple"/>
    <meta:editing-cycles>2</meta:editing-cycles>
    <meta:editing-duration>PT60S</meta:editing-duration>
    <meta:document-statistic meta:page-count="2" meta:paragraph-count="9" meta:word-count="708" meta:character-count="4597" meta:row-count="32" meta:non-whitespace-character-count="3898"/>
  </office:meta>
</office:document-meta>
</file>